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Standard">
      <style:text-properties style:text-underline-style="solid" style:text-underline-width="auto" style:text-underline-color="font-color" officeooo:paragraph-rsid="00130903"/>
    </style:style>
    <style:style style:name="P6" style:family="paragraph" style:parent-style-name="Figure_20_Index_20_Heading">
      <style:paragraph-properties fo:break-before="page"/>
    </style:style>
    <style:style style:name="P7" style:family="paragraph" style:parent-style-name="Standard">
      <style:text-properties officeooo:rsid="00174a48" officeooo:paragraph-rsid="00130903"/>
    </style:style>
    <style:style style:name="P8"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ada</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Sumario</text:p>
          </text:index-title>
          <text:p text:style-name="P3"><text:a xlink:type="simple" xlink:href="#__RefHeading___Toc13_354029257" text:style-name="Index_20_Link" text:visited-style-name="Index_20_Link">Recursos Humanos<text:tab/>4</text:a></text:p>
          <text:p text:style-name="P4"><text:a xlink:type="simple" xlink:href="#__RefHeading___Toc15_354029257" text:style-name="Index_20_Link" text:visited-style-name="Index_20_Link">a) Crea una empresa en Odoo que se corresponda con la que has implementado en la práctica.Debe contener toda la información correspondiente a una empresa, logo incluído.<text:tab/>4</text:a></text:p>
          <text:p text:style-name="P4"><text:a xlink:type="simple" xlink:href="#__RefHeading___Toc17_354029257" text:style-name="Index_20_Link" text:visited-style-name="Index_20_Link">b) Implementa todos los departamentos que has diseñado para tu empresa. Debes tener al menos 5 departamientos creados.<text:tab/>4</text:a></text:p>
          <text:p text:style-name="P4"><text:a xlink:type="simple" xlink:href="#__RefHeading___Toc19_354029257" text:style-name="Index_20_Link" text:visited-style-name="Index_20_Link">c) I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text:tab/>4</text:a></text:p>
          <text:p text:style-name="P4"><text:a xlink:type="simple" xlink:href="#__RefHeading___Toc21_354029257" text:style-name="Index_20_Link" text:visited-style-name="Index_20_Link">d) Debes crear al menos tres tipos de contratos, de 40 horas, de medía jornada de 20 horas de mañana y otro de 20 horas de tarde. Debes asignar diferentes contratos a los empleados del apartado<text:tab/>4</text:a></text:p>
          <text:p text:style-name="P4"><text:a xlink:type="simple" xlink:href="#__RefHeading___Toc23_354029257" text:style-name="Index_20_Link" text:visited-style-name="Index_20_Link">e) Debes implementar al menos 5 diferentes habilidades con distinto grado de desarrollo y añadirlas a todos los empleados. Posteriormente poder hacer filtrados por alguna de las mismas o con un grupo de ellas.<text:tab/>4</text:a></text:p>
          <text:p text:style-name="P4"><text:a xlink:type="simple" xlink:href="#__RefHeading___Toc25_354029257" text:style-name="Index_20_Link" text:visited-style-name="Index_20_Link">f) Computa semanalmente las horas de varios empleados con diferentes tipos de contratos. Debes añadir las horas extra. Realiza un informe de las horas a la semana de un determinado empleado.<text:tab/>4</text:a></text:p>
          <text:p text:style-name="P4"><text:a xlink:type="simple" xlink:href="#__RefHeading___Toc27_354029257" text:style-name="Index_20_Link" text:visited-style-name="Index_20_Link">g) Crea ausencias de por motivos de viaje, por enfermedad, por formación. Posteriormente asigna días de enfermedad, viajes y formación a diferentes empleados y visualiza en un calendario toda esa información.<text:tab/>4</text:a></text:p>
          <text:p text:style-name="P4"><text:a xlink:type="simple" xlink:href="#__RefHeading___Toc29_354029257" text:style-name="Index_20_Link" text:visited-style-name="Index_20_Link">h) Engloba a todos los empleados en diferentes tipos de contratos, de prácticas, indefinido,temporal. Visualiza todos los que correspondan a una categoría.<text:tab/>5</text:a></text:p>
          <text:p text:style-name="P4"><text:a xlink:type="simple" xlink:href="#__RefHeading___Toc31_354029257" text:style-name="Index_20_Link" text:visited-style-name="Index_20_Link">i) Realiza todos los pasos para realizar un reclutamiento. Debes crear dos nuevas oportunidades de trabajo e ir procesando al menos una hasta finalmente contratar a la persona. Posteriormente dalo de alta en la empresa y completa ahora toda la información del mismo.<text:tab/>5</text:a></text:p>
          <text:p text:style-name="P4"><text:a xlink:type="simple" xlink:href="#__RefHeading___Toc33_354029257" text:style-name="Index_20_Link" text:visited-style-name="Index_20_Link">j) Implementa diferentes proveedores para tu empresa, para posteriormentre poder trabajar con ellos. Debes completar los datos de los mismos, pues van a aparecer como Contactos dentro de la empresa.<text:tab/>5</text:a></text:p>
          <text:p text:style-name="P4"><text:a xlink:type="simple" xlink:href="#__RefHeading___Toc35_354029257" text:style-name="Index_20_Link" text:visited-style-name="Index_20_Link">k) Implementa diferentes clientes para tu empresa, para posteriormente poder trabajar con ellos. Debes completar los datos de los mismos, pues van a aparecer como Contactos dentro de la empresa.<text:tab/>5</text:a></text:p>
        </text:index-body>
      </text:table-of-content>
      <text:p text:style-name="P5"/>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P6">Índice de figuras</text:p>
          </text:index-title>
        </text:index-body>
      </text:illustration-index>
      <text:p text:style-name="P7"/>
      <text:h text:style-name="P8" text:outline-level="1"><text:bookmark-start text:name="__RefHeading___Toc13_354029257"/>Recursos Humanos<text:bookmark-end text:name="__RefHeading___Toc13_354029257"/></text:h>
      <text:h text:style-name="Heading_20_2" text:outline-level="2"><text:bookmark-start text:name="__RefHeading___Toc15_354029257"/>a) Crea una empresa en Odoo que se corresponda con la que has implementado en la práctica.Debe contener toda la información correspondiente a una empresa, logo incluído.<text:bookmark-end text:name="__RefHeading___Toc15_354029257"/></text:h>
      <text:h text:style-name="Heading_20_2" text:outline-level="2"><text:bookmark-start text:name="__RefHeading___Toc17_354029257"/>b) Implementa todos los departamentos que has diseñado para tu empresa. Debes tener al menos 5 departamientos creados.<text:bookmark-end text:name="__RefHeading___Toc17_354029257"/></text:h>
      <text:h text:style-name="Heading_20_2" text:outline-level="2"><text:bookmark-start text:name="__RefHeading___Toc19_354029257"/>c) Implementa todos los empleados que has considerado para tu empresa. Debes tener en cuenta que tienen que tener un CV donde aparezcan las últimas empresas en la que han trabajo, así como todos los datos personales. Deben estar también asociados a los departamentos y de esta forma poder ver un organigrama de la empresa. Para ello es necesario que coloques una foto a cada uno.<text:bookmark-end text:name="__RefHeading___Toc19_354029257"/></text:h>
      <text:h text:style-name="Heading_20_2" text:outline-level="2"><text:bookmark-start text:name="__RefHeading___Toc21_354029257"/>d) Debes crear al menos tres tipos de contratos, de 40 horas, de medía jornada de 20 horas de mañana y otro de 20 horas de tarde. Debes asignar diferentes contratos a los empleados del apartado<text:bookmark-end text:name="__RefHeading___Toc21_354029257"/></text:h>
      <text:h text:style-name="Heading_20_2" text:outline-level="2"><text:bookmark-start text:name="__RefHeading___Toc23_354029257"/>e) Debes implementar al menos 5 diferentes habilidades con distinto grado de desarrollo y añadirlas a todos los empleados. Posteriormente poder hacer filtrados por alguna de las mismas o con un grupo de ellas.<text:bookmark-end text:name="__RefHeading___Toc23_354029257"/></text:h>
      <text:h text:style-name="Heading_20_2" text:outline-level="2"><text:bookmark-start text:name="__RefHeading___Toc25_354029257"/>f) Computa semanalmente las horas de varios empleados con diferentes tipos de contratos. Debes añadir las horas extra. Realiza un informe de las horas a la semana de un determinado empleado.<text:bookmark-end text:name="__RefHeading___Toc25_354029257"/></text:h>
      <text:h text:style-name="Heading_20_2" text:outline-level="2"><text:bookmark-start text:name="__RefHeading___Toc27_354029257"/>g) Crea ausencias de por motivos de viaje, por enfermedad, por formación. Posteriormente asigna días de enfermedad, viajes y formación a diferentes empleados y visualiza en un calendario toda esa información.<text:bookmark-end text:name="__RefHeading___Toc27_354029257"/></text:h>
      <text:h text:style-name="Heading_20_2" text:outline-level="2"><text:bookmark-start text:name="__RefHeading___Toc29_354029257"/><text:soft-page-break/>h) Engloba a todos los empleados en diferentes tipos de contratos, de prácticas, indefinido,temporal. Visualiza todos los que correspondan a una categoría.<text:bookmark-end text:name="__RefHeading___Toc29_354029257"/></text:h>
      <text:h text:style-name="Heading_20_2" text:outline-level="2"><text:bookmark-start text:name="__RefHeading___Toc31_354029257"/>i) Realiza todos los pasos para realizar un reclutamiento. Debes crear dos nuevas oportunidades de trabajo e ir procesando al menos una hasta finalmente contratar a la persona. Posteriormente dalo de alta en la empresa y completa ahora toda la información del mismo.<text:bookmark-end text:name="__RefHeading___Toc31_354029257"/></text:h>
      <text:h text:style-name="Heading_20_2" text:outline-level="2"><text:bookmark-start text:name="__RefHeading___Toc33_354029257"/>j) Implementa diferentes proveedores para tu empresa, para posteriormentre poder trabajar con ellos. Debes completar los datos de los mismos, pues van a aparecer como Contactos dentro de la empresa.<text:bookmark-end text:name="__RefHeading___Toc33_354029257"/></text:h>
      <text:h text:style-name="Heading_20_2" text:outline-level="2"><text:bookmark-start text:name="__RefHeading___Toc35_354029257"/>k) Implementa diferentes clientes para tu empresa, para posteriormente poder trabajar con ellos. Debes completar los datos de los mismos, pues van a aparecer como Contactos dentro de la empresa.<text:bookmark-end text:name="__RefHeading___Toc35_354029257"/></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1" draw:style-name="Mdp1" style:next-style-name="Index"/>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2:18:33.694000000</meta:creation-date>
    <dc:title>sxePlantilla</dc:title>
    <meta:editing-duration>PT2H10M57S</meta:editing-duration>
    <meta:editing-cycles>4</meta:editing-cycles>
    <meta:generator>LibreOffice/24.8.3.2$Windows_X86_64 LibreOffice_project/48a6bac9e7e268aeb4c3483fcf825c94556d9f92</meta:generator>
    <dc:date>2024-11-27T12:11:59.469000000</dc:date>
    <meta:document-statistic meta:table-count="0" meta:image-count="0" meta:object-count="0" meta:page-count="5" meta:paragraph-count="27" meta:word-count="757" meta:character-count="4645" meta:non-whitespace-character-count="3915"/>
    <meta:template xlink:type="simple" xlink:actuate="onRequest" xlink:title="sxePlantilla" xlink:href="file:///C:/Users/dsancpeso/AppData/Roaming/LibreOffice/4/user/template/sxePlantilla.ott" meta:date="2024-11-25T12:18:33.549000000"/>
  </office:meta>
</office:document-meta>
</file>